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ference.VariableReference( String variableName , int startPos , int end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Ref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erence.generateCode( MethodVisitor mv , CodeFlow c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riableReference.toString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erence.getValueRef( Expression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riableRef.VariableRef( String name , TypedValue value , EvaluationContext evalu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Ref.setValue( @ Nullable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erence.getValueInternal( Expression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riableReference.isWritable( ExpressionState expression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erence.isComp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erence.setValue( ExpressionState stat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